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36cm" fo:min-width="4.199cm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3pt" style:font-size-asian="13pt" style:font-size-complex="13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699cm" svg:height="2.286cm" svg:x="10.525cm" svg:y="6.461cm">
          <text:p text:style-name="P1"><text:span text:style-name="T1">CPU</text:span></text:p>
          <text:p text:style-name="P1"><text:span text:style-name="T1">TI MSP430 or </text:span></text:p>
          <text:p text:style-name="P1"><text:span text:style-name="T1">Atmel ATMega 328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699cm" svg:height="2.286cm" svg:x="10.525cm" svg:y="11.033cm">
          <text:p text:style-name="P1"><text:span text:style-name="T1">RTC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2.874cm" svg:y1="8.747cm" svg:x2="12.874cm" svg:y2="11.033cm" draw:start-shape="id1" draw:start-glue-point="2" draw:end-shape="id2" svg:d="M12874 8747v2286" svg:viewBox="0 0 1 2287">
          <text:p text:style-name="P2"><text:tab/>I2C</text:p>
        </draw:connector>
        <draw:custom-shape draw:style-name="gr1" draw:text-style-name="P1" xml:id="id3" draw:id="id3" draw:layer="layout" svg:width="4.699cm" svg:height="2.286cm" svg:x="1.762cm" svg:y="6.461cm">
          <text:p text:style-name="P1"><text:span text:style-name="T1">GPS (EM506)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6.461cm" svg:y1="7.604cm" svg:x2="10.525cm" svg:y2="7.604cm" draw:start-shape="id3" draw:start-glue-point="1" draw:end-shape="id1" svg:d="M6461 7604h4064" svg:viewBox="0 0 4065 1">
          <text:p text:style-name="P2">Serial</text:p>
          <text:p text:style-name="P2"/>
        </draw:connector>
        <draw:custom-shape draw:style-name="gr1" draw:text-style-name="P1" xml:id="id4" draw:id="id4" draw:layer="layout" svg:width="4.699cm" svg:height="2.286cm" svg:x="18.399cm" svg:y="8.62cm">
          <text:p text:style-name="P1"><text:span text:style-name="T1">Display Driver</text:span></text:p>
          <text:p text:style-name="P1"><text:span text:style-name="T1">(HT16K33)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5.224cm" svg:y1="7.604cm" svg:x2="18.399cm" svg:y2="9.763cm" draw:start-shape="id1" draw:start-glue-point="1" draw:end-shape="id4" draw:end-glue-point="3" svg:d="M15224 7604h1587v2159h1588" svg:viewBox="0 0 3176 2160">
          <text:p text:style-name="P2"><text:tab/>I2C</text:p>
          <text:p text:style-name="P2"/>
        </draw:connector>
        <draw:custom-shape draw:style-name="gr1" draw:text-style-name="P1" xml:id="id5" draw:id="id5" draw:layer="layout" svg:width="4.699cm" svg:height="2.286cm" svg:x="18.399cm" svg:y="2.016cm">
          <text:p text:style-name="P1"><text:span text:style-name="T1">Display 1</text:span></text:p>
          <text:p text:style-name="P1"><text:span text:style-name="T1">(Seven Segment)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4.699cm" svg:height="2.286cm" svg:x="18.399cm" svg:y="5.318cm">
          <text:p text:style-name="P1"><text:span text:style-name="T1">Display 2</text:span></text:p>
          <text:p text:style-name="P1"><text:span text:style-name="T1">(Seven Segment)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3" xml:id="id6" draw:id="id6" draw:layer="layout" draw:line-skew="2.167cm" svg:x1="23.098cm" svg:y1="9.763cm" svg:x2="23.098cm" svg:y2="3.159cm" draw:start-shape="id4" draw:start-glue-point="1" draw:end-shape="id5" draw:end-glue-point="1" svg:d="M23098 9763h2667v-6604h-2667" svg:viewBox="0 0 2668 6605">
          <text:p/>
        </draw:connector>
        <draw:connector draw:style-name="gr3" draw:text-style-name="P3" draw:layer="layout" svg:x1="25.765cm" svg:y1="6.461cm" svg:x2="23.098cm" svg:y2="6.461cm" draw:start-shape="id6" draw:start-glue-point="0" draw:end-shape="id7" draw:end-glue-point="1" svg:d="M25765 6461h-2667" svg:viewBox="0 0 2668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8T15:25:54.240000000</meta:creation-date>
    <dc:date>2018-05-28T15:46:55.985000000</dc:date>
    <meta:editing-duration>PT9M51S</meta:editing-duration>
    <meta:editing-cycles>1</meta:editing-cycles>
    <meta:document-statistic meta:object-count="11"/>
    <meta:generator>LibreOffice/6.0.4.2$Windows_X86_64 LibreOffice_project/9b0d9b32d5dcda91d2f1a96dc04c645c450872bf</meta:generator>
  </office:meta>
</office:document-meta>
</file>